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pty document without user fiel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Michael Howitz</meta:initial-creator>
    <meta:creation-date>2007-07-26T10:13:05</meta:creation-date>
    <dc:creator>Michael Howitz</dc:creator>
    <dc:date>2007-07-26T10:14:47</dc:date>
    <dc:language>de-DE</dc:language>
    <meta:editing-cycles>2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34"/>
  </office:meta>
</office:document-meta>
</file>